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2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 table:number-rows-repeated="65295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>
          <table:filter>
            <table:filter-condition table:field-number="3" table:data-type="number" table:value="0" table:operator="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8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1-03T18:06:29</dc:date>
    <meta:editing-cycles>41</meta:editing-cycles>
    <meta:editing-duration>PT02H05M00S</meta:editing-duration>
    <dc:creator>Steve </dc:creator>
    <meta:document-statistic meta:table-count="1" meta:cell-count="930" meta:object-count="0"/>
  </office:meta>
</office:document-meta>
</file>